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48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0">
            <text:p>0</text:p>
          </table:table-cell>
          <table:table-cell office:value-type="string">
            <text:p>Lights</text:p>
          </table:table-cell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2010 finals</text:p>
          </table:table-cell>
          <table:table-cell office:value-type="float" office:value="0">
            <text:p>0</text:p>
          </table:table-cell>
          <table:table-cell office:value-type="string">
            <text:p>YingYang</text:p>
          </table:table-cell>
          <table:table-cell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2011 finals</text:p>
          </table:table-cell>
          <table:table-cell office:value-type="float" office:value="1">
            <text:p>1</text:p>
          </table:table-cell>
          <table:table-cell office:value-type="string">
            <text:p>Google royale</text:p>
          </table:table-cell>
          <table:table-cell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2">
            <text:p>2</text:p>
          </table:table-cell>
          <table:table-cell office:value-type="string">
            <text:p>Twirling, 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frica 2010</text:p>
          </table:table-cell>
          <table:table-cell office:value-type="float" office:value="0">
            <text:p>0</text:p>
          </table:table-cell>
          <table:table-cell office:value-type="string">
            <text:p>maybe convert (2010 compet prob 3 to java)</text:p>
          </table:table-cell>
          <table:table-cell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frica 2011</text:p>
          </table:table-cell>
          <table:table-cell office:value-type="float" office:value="1">
            <text:p>1</text:p>
          </table:table-cell>
          <table:table-cell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8">
            <text:p>8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formula="of:=10^15" office:value-type="float" office:value="1E+015">
            <text:p>10000000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7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6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ch next</text:p>
          </table:table-cell>
          <table:table-cell/>
          <table:table-cell table:formula="of:=[.C10]-2" office:value-type="float" office:value="8">
            <text:p>8</text:p>
          </table:table-cell>
          <table:table-cell table:formula="of:=[.D10]-2" office:value-type="float" office:value="6">
            <text:p>6</text:p>
          </table:table-cell>
          <table:table-cell table:formula="of:=[.E10]-2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formula="of:=19*5+1" office:value-type="float" office:value="96">
            <text:p>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formula="of:=32*5" office:value-type="float" office:value="160">
            <text:p>16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H35]/3" office:value-type="float" office:value="53.3333333333333">
            <text:p>53.33333333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53*3" office:value-type="float" office:value="159">
            <text:p>15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159/5" office:value-type="float" office:value="31.8">
            <text:p>31.8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31*5" office:value-type="float" office:value="155">
            <text:p>155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23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05T23:16:28.61</dc:date>
    <meta:editing-duration>P39DT21H45M16S</meta:editing-duration>
    <meta:editing-cycles>9</meta:editing-cycles>
    <meta:generator>OpenOffice.org/3.4.1$Win32 OpenOffice.org_project/341m1$Build-9593</meta:generator>
    <meta:document-statistic meta:table-count="3" meta:cell-count="1213" meta:object-count="0"/>
  </office:meta>
</office:document-meta>
</file>